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0_12-32-18_000.jpg</text:p>
          </table:table-cell>
          <table:table-cell table:style-name="ce11" office:value-type="string">
            <text:p>:m RES 1*1 / free# JVEMV6 76#_id=6A4G:s-1 / 76. theoretical-physics(tp) / w=分光器；(L=d*sinθ),topics=~,other=mem+,s=~,i=~,doc=#1.d-1 / N+</text:p>
          </table:table-cell>
          <table:table-cell table:style-name="ce11"/>
          <table:table-cell table:style-name="ce4"/>
          <table:table-cell table:style-name="ce4" office:value-type="string">
            <text:p>N-35-35-28.49121 E-139-34-49.160156</text:p>
          </table:table-cell>
          <table:table-cell table:style-name="ce38" table:formula="of:=IF([.E2]=&quot;&quot;;[.C2];CONCATENATE([.C2];&quot; / &quot;;[.E2]))" office:value-type="string" office:string-value=":m RES 1*1 / free# JVEMV6 76#_id=6A4G:s-1 / 76. theoretical-physics(tp) / w=分光器；(L=d*sinθ),topics=~,other=mem+,s=~,i=~,doc=#1.d-1 / N+">
            <text:p>:m RES 1*1 / free# JVEMV6 76#_id=6A4G:s-1 / 76. theoretical-physics(tp) / w=分光器；(L=d*sinθ),topics=~,other=mem+,s=~,i=~,doc=#1.d-1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0_12-53-17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0_14-59-21_000.jpg</text:p>
          </table:table-cell>
          <table:table-cell table:style-name="ce4" office:value-type="string">
            <text:p>:m RES 1*2 / free# JVEMV6 68#_id=RDR1:s-2 / 68. theoretical-physics(tp) / w=(e^(iθ)=cosθ+i*sinθ),topics=複素数の指数関数表示：e^(i*θ)において、θを(-i)とすると、オイラーの公式において、左辺は実数。右辺の、三角関数の和の各項。実数か、複素数か</text:p>
          </table:table-cell>
          <table:table-cell table:style-name="ce11"/>
          <table:table-cell table:style-name="ce4"/>
          <table:table-cell table:style-name="ce4" office:value-type="string">
            <text:p>N-35-35-28.642272 E-139-34-48.830566</text:p>
          </table:table-cell>
          <table:table-cell table:style-name="ce38" table:formula="of:=IF([.E4]=&quot;&quot;;[.C4];CONCATENATE([.C4];&quot; / &quot;;[.E4]))" office:value-type="string" office:string-value=":m RES 1*2 / free# JVEMV6 68#_id=RDR1:s-2 / 68. theoretical-physics(tp) / w=(e^(iθ)=cosθ+i*sinθ),topics=複素数の指数関数表示：e^(i*θ)において、θを(-i)とすると、オイラーの公式において、左辺は実数。右辺の、三角関数の和の各項。実数か、複素数か">
            <text:p>:m RES 1*2 / free# JVEMV6 68#_id=RDR1:s-2 / 68. theoretical-physics(tp) / w=(e^(iθ)=cosθ+i*sinθ),topics=複素数の指数関数表示：e^(i*θ)において、θを(-i)とすると、オイラーの公式において、左辺は実数。右辺の、三角関数の和の各項。実数か、複素数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0_15-00-03_000.jpg</text:p>
          </table:table-cell>
          <table:table-cell table:style-name="ce4" office:value-type="string">
            <text:p>:m RES 2*2 / free# JVEMV6 68#_id=RDR1:s-2 / 68. theoretical-physics(tp) / w=(e^(iθ)=cosθ+i*sinθ),topics=複素数の指数関数表示：e^(i*θ)において、θを(-i)とすると、オイラーの公式において、左辺は実数。右辺の、三角関数の和の各項。実数か、複素数か</text:p>
          </table:table-cell>
          <table:table-cell table:style-name="ce11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8" table:formula="of:=IF([.E5]=&quot;&quot;;[.C5];CONCATENATE([.C5];&quot; / &quot;;[.E5]))" office:value-type="string" office:string-value=":m RES 2*2 / free# JVEMV6 68#_id=RDR1:s-2 / 68. theoretical-physics(tp) / w=(e^(iθ)=cosθ+i*sinθ),topics=複素数の指数関数表示：e^(i*θ)において、θを(-i)とすると、オイラーの公式において、左辺は実数。右辺の、三角関数の和の各項。実数か、複素数か">
            <text:p>:m RES 2*2 / free# JVEMV6 68#_id=RDR1:s-2 / 68. theoretical-physics(tp) / w=(e^(iθ)=cosθ+i*sinθ),topics=複素数の指数関数表示：e^(i*θ)において、θを(-i)とすると、オイラーの公式において、左辺は実数。右辺の、三角関数の和の各項。実数か、複素数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0_15-58-58_000.jpg</text:p>
          </table:table-cell>
          <table:table-cell table:style-name="ce11" office:value-type="string">
            <text:p>:m 東和 PHOTO / 210917f / 橋本駅；三つ目山公園（バス：神奈中） / Landport多摩 / １名（終了後、手元。町田営業所、島氏） / 住友電設（JFEシビル） / 日誌</text:p>
          </table:table-cell>
          <table:table-cell table:style-name="ce11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8" table:formula="of:=IF([.E6]=&quot;&quot;;[.C6];CONCATENATE([.C6];&quot; / &quot;;[.E6]))" office:value-type="string" office:string-value=":m 東和 PHOTO / 210917f / 橋本駅；三つ目山公園（バス：神奈中） / Landport多摩 / １名（終了後、手元。町田営業所、島氏） / 住友電設（JFEシビル） / 日誌">
            <text:p>:m 東和 PHOTO / 210917f / 橋本駅；三つ目山公園（バス：神奈中） / Landport多摩 / １名（終了後、手元。町田営業所、島氏） / 住友電設（JFEシビル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0_18-09-40_000.jpg</text:p>
          </table:table-cell>
          <table:table-cell table:style-name="ce11" office:value-type="string">
            <text:p>:m RES 1*1 / free# JVEMV6 68#_99:1 / 68. theoretical-physics(tp) / w=~,topics=除法；整式,other=~,s=~,i=~,doc=7-1~1</text:p>
          </table:table-cell>
          <table:table-cell table:style-name="ce11"/>
          <table:table-cell table:style-name="ce4"/>
          <table:table-cell table:style-name="ce4" office:value-type="string">
            <text:p>N-35-35-28.710937 E-139-34-49.160156</text:p>
          </table:table-cell>
          <table:table-cell table:style-name="ce38" table:formula="of:=IF([.E7]=&quot;&quot;;[.C7];CONCATENATE([.C7];&quot; / &quot;;[.E7]))" office:value-type="string" office:string-value=":m RES 1*1 / free# JVEMV6 68#_99:1 / 68. theoretical-physics(tp) / w=~,topics=除法；整式,other=~,s=~,i=~,doc=7-1~1">
            <text:p>:m RES 1*1 / free# JVEMV6 68#_99:1 / 68. theoretical-physics(tp) / w=~,topics=除法；整式,other=~,s=~,i=~,doc=7-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1_02-20-04_000.jpg</text:p>
          </table:table-cell>
          <table:table-cell table:style-name="ce11" office:value-type="string">
            <text:p>:m :PHOTO 寝た時刻 / 2020 / オナニー、了、2時間ぐらい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:PHOTO 寝た時刻 / 2020 / オナニー、了、2時間ぐらい">
            <text:p>:m :PHOTO 寝た時刻 / 2020 / オナニー、了、2時間ぐら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1_09-05-22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1_09-07-02_000.jpg</text:p>
          </table:table-cell>
          <table:table-cell table:style-name="ce11" office:value-type="string">
            <text:p>:m #*# / phys / topic=圧力, about=液体の中に物体を入れる。加わる圧力,other=~,w=~,id=VN5S:s-1 / N~ || :m :? #*# / topic=無理数；循環数 / content=ある数aが無理数かどうか、どうやって分かる？；(1/7)は、循環数か？；(1/n)はどうか / status=~ || :m :? #*# / topic=物理：妨害電波 / content=とは、何か / status=~ || :m :th / topic=神学 / content=正しい、とは何か。人は、どこから来たのか；「天」とは、何か / lang=ja || :m 記録 / お酒：飲んだ量</text:p>
          </table:table-cell>
          <table:table-cell table:style-name="ce11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8" table:formula="of:=IF([.E10]=&quot;&quot;;[.C10];CONCATENATE([.C10];&quot; / &quot;;[.E10]))" office:value-type="string" office:string-value=":m #*# / phys / topic=圧力, about=液体の中に物体を入れる。加わる圧力,other=~,w=~,id=VN5S:s-1 / N~ || :m :? #*# / topic=無理数；循環数 / content=ある数aが無理数かどうか、どうやって分かる？；(1/7)は、循環数か？；(1/n)はどうか / status=~ || :m :? #*# / topic=物理：妨害電波 / content=とは、何か / status=~ || :m :th / topic=神学 / content=正しい、とは何か。人は、どこから来たのか；「天」とは、何か / lang=ja || :m 記録 / お酒：飲んだ量">
            <text:p>:m #*# / phys / topic=圧力, about=液体の中に物体を入れる。加わる圧力,other=~,w=~,id=VN5S:s-1 / N~ || :m :? #*# / topic=無理数；循環数 / content=ある数aが無理数かどうか、どうやって分かる？；(1/7)は、循環数か？；(1/n)はどうか / status=~ || :m :? #*# / topic=物理：妨害電波 / content=とは、何か / status=~ || :m :th / topic=神学 / content=正しい、とは何か。人は、どこから来たのか；「天」とは、何か / lang=ja || 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0 / オナニー、了、2時間ぐらい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1">2021/09/21</text:date>, <text:time>10:2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1T10:24:44.38</dc:date>
    <dc:creator>iwabuchi ken</dc:creator>
    <meta:editing-duration>P37DT7H36M46S</meta:editing-duration>
    <meta:editing-cycles>13372</meta:editing-cycles>
    <meta:document-statistic meta:table-count="1" meta:cell-count="437" meta:object-count="0"/>
  </office:meta>
</office:document-meta>
</file>